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 style:text-autospace="ideograph-alpha" style:punctuation-wrap="hanging">
        <style:tab-stops/>
      </style:paragraph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placeholder="true" presentation:user-transformed="true">
          <draw:text-box/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search problem/Justification<text:tab/><text:tab/>1-2 slid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escription of research, what, why and how the research needs to be done.</text:p>
              </text:list-item>
              <text:list-item>
                <text:p>What issue, problem, controversey or important matter has led to research on the topic and set your research into wider context of discip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2"><text:span text:style-name="T1">Research problem/Justification</text:span><text:span text:style-name="T1"><text:tab/></text:span><text:span text:style-name="T1"><text:tab/></text:span>1-2 slid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escription of research, what, why and how the research needs to be done.</text:p>
              </text:list-item>
              <text:list-item>
                <text:p>What issue, problem, controversey or important matter has led to research on the topic and set your research into wider context of disciplin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Gap<text:tab/><text:tab/>1-4 slid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utline the field of literature and the ‘gap’.</text:p>
              </text:list-item>
              <text:list-item>
                <text:p>The main findings to date, theories, debates, and remaining questions within the literature.</text:p>
              </text:list-item>
              <text:list-item>
                <text:p>Explain how the research will contribute to the gap.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2"><text:span text:style-name="T1">Gap</text:span><text:span text:style-name="T1"><text:tab/></text:span><text:span text:style-name="T1"><text:tab/></text:span>1-4 slid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utline the field of literature and the ‘gap’.</text:p>
              </text:list-item>
              <text:list-item>
                <text:p>The main findings to date, theories, debates, and remaining questions within the literature.</text:p>
              </text:list-item>
              <text:list-item>
                <text:p>Explain how the research will contribute to the gap.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2"><text:span text:style-name="T1">Gap</text:span><text:span text:style-name="T1"><text:tab/></text:span><text:span text:style-name="T1"><text:tab/></text:span>1-4 slid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utline the field of literature and the ‘gap’.</text:p>
              </text:list-item>
              <text:list-item>
                <text:p>The main findings to date, theories, debates, and remaining questions within the literature.</text:p>
              </text:list-item>
              <text:list-item>
                <text:p>Explain how the research will contribute to the gap.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2"><text:span text:style-name="T1">Gap</text:span><text:span text:style-name="T1"><text:tab/></text:span><text:span text:style-name="T1"><text:tab/></text:span>1-4 slid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utline the field of literature and the ‘gap’.</text:p>
              </text:list-item>
              <text:list-item>
                <text:p>The main findings to date, theories, debates, and remaining questions within the literature.</text:p>
              </text:list-item>
              <text:list-item>
                <text:p>Explain how the research will contribute to the gap.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search aim/objective/question/Hypothesis 1 slid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utlines the focus or names the specific knowledge the research methodology aims to generate.</text:p>
              </text:list-item>
              <text:list-item>
                <text:p>Developing a plan takes time, what will you need to know to answer the question.</text:p>
              </text:list-item>
              <text:list-item>
                <text:p>How can you find this out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search Method and methodology<text:tab/><text:tab/>1-5 slid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ethodology, qualitative/quantitative?</text:p>
              </text:list-item>
              <text:list-item>
                <text:p>How will the data be collected?</text:p>
              </text:list-item>
              <text:list-item>
                <text:p>Explain what you will do to achieve the research aim or reach your conclusions.</text:p>
              </text:list-item>
              <text:list-item>
                <text:p>Resources?</text:p>
              </text:list-item>
              <text:list-item>
                <text:p>How much time will you need?</text:p>
              </text:list-item>
              <text:list-item>
                <text:p>What equipment or facilities will you need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2"><text:span text:style-name="T1">Research Method and methodology</text:span><text:span text:style-name="T1"><text:tab/></text:span><text:span text:style-name="T1"><text:tab/></text:span>1-5 slide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Any collaboration?</text:p>
              </text:list-item>
              <text:list-item>
                <text:p>Budget?</text:p>
              </text:list-item>
              <text:list-item>
                <text:p>Animal research?</text:p>
              </text:list-item>
              <text:list-item>
                <text:p>Appropriate training?</text:p>
              </text:list-item>
              <text:list-item>
                <text:p>Understanding legislation.</text:p>
              </text:list-item>
              <text:list-item>
                <text:p>Ethics and confidentiatlity, does it involve people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2"><text:span text:style-name="T1">Research Method and methodology</text:span><text:span text:style-name="T1"><text:tab/></text:span><text:span text:style-name="T1"><text:tab/></text:span>1-5 slide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Do you need ethics approval?</text:p>
              </text:list-item>
              <text:list-item>
                <text:p>Can you get enough data?</text:p>
              </text:list-item>
              <text:list-item>
                <text:p>How will you keep it confidential?</text:p>
              </text:list-item>
              <text:list-item>
                <text:p>Health and safety considerations?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2"><text:span text:style-name="T1">Research Method and methodology</text:span><text:span text:style-name="T1"><text:tab/></text:span><text:span text:style-name="T1"><text:tab/></text:span>1-5 slide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Do you need ethics approval?</text:p>
              </text:list-item>
              <text:list-item>
                <text:p>Can you get enough data?</text:p>
              </text:list-item>
              <text:list-item>
                <text:p>How will you keep it confidential?</text:p>
              </text:list-item>
              <text:list-item>
                <text:p>Health and safety considerations?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2"><text:span text:style-name="T1">Research Method and methodology</text:span><text:span text:style-name="T1"><text:tab/></text:span><text:span text:style-name="T1"><text:tab/></text:span>1-5 slide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Do you need ethics approval?</text:p>
              </text:list-item>
              <text:list-item>
                <text:p>Can you get enough data?</text:p>
              </text:list-item>
              <text:list-item>
                <text:p>How will you keep it confidential?</text:p>
              </text:list-item>
              <text:list-item>
                <text:p>Health and safety considerations?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2"><text:span text:style-name="T1">Summary/ statement of proposed outcomes</text:span><text:span text:style-name="T1"><text:tab/></text:span><text:span text:style-name="T1"><text:tab/></text:span>1-5 slide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Proposed outcomes of the resear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user-transformed="true">
          <draw:text-box>
            <text:p>Thanks for listening.<text:line-break/>Q&amp;A?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9T19:06:16.308430410</meta:creation-date>
    <meta:editing-duration>PT25S</meta:editing-duration>
    <meta:editing-cycles>2</meta:editing-cycles>
    <meta:generator>LibreOffice/7.3.7.2$Linux_X86_64 LibreOffice_project/30$Build-2</meta:generator>
    <dc:title>Midnightblue</dc:title>
    <dc:date>2022-12-29T19:28:12.006597392</dc:date>
    <meta:document-statistic meta:object-count="109"/>
  </office:meta>
</office:document-meta>
</file>